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)</text:p>
      <text:p text:style-name="Normal">Titular<text:s/>(<text:span text:style-name="T2">DNI_titular</text:span>, nombre, domicilio, cod_Pub*)</text:p>
      <text:p text:style-name="Normal">Pub (<text:span text:style-name="T3">Cod_Pub</text:span>, nombre, licencia_fiscal, domicilio, fecha_apertura, horario, cod_localidad*)</text:p>
      <text:p text:style-name="Normal">Existencias (<text:span text:style-name="T4">Cod_articulo</text:span>, nombre, cantidad, precio)</text:p>
      <text:p text:style-name="Normal">Localidad (<text:span text:style-name="T5">Cod_localidad</text:span>, nombre)</text:p>
      <text:p text:style-name="Normal">Empleado (<text:span text:style-name="T6">DNI_empleado</text:span>, nombre, domicilio)</text:p>
      <text:p text:style-name="Normal">PubEmp (<text:span text:style-name="T7">DNI_empleado</text:span><text:span text:style-name="T8">*,<text:s/></text:span><text:span text:style-name="T9">Cod_Pub</text:span><text:span text:style-name="T10">*</text:span>, función)</text:p>
      <text:p text:style-name="Normal"/>
      <text:p text:style-name="Normal">b)</text:p>
      <text:p text:style-name="Normal"/>
      <text:p text:style-name="Normal">borrar las tabla una a una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3-11-29T16:57:00Z</meta:creation-date>
    <dc:date>2023-11-29T18:00:00Z</dc:date>
    <meta:template xlink:href="Normal.dotm" xlink:type="simple"/>
    <meta:editing-cycles>2</meta:editing-cycles>
    <meta:editing-duration>PT3780S</meta:editing-duration>
    <meta:document-statistic meta:page-count="1" meta:paragraph-count="1" meta:word-count="53" meta:character-count="349" meta:row-count="2" meta:non-whitespace-character-count="297"/>
  </office:meta>
</office:document-meta>
</file>